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294cm"/>
    </style:style>
    <style:style style:name="gr3" style:family="graphic" style:parent-style-name="standard">
      <style:graphic-properties draw:fill="solid" draw:fill-color="#ef413d" draw:textarea-horizontal-align="justify" draw:textarea-vertical-align="middle" draw:auto-grow-height="false" fo:min-height="1.782cm" fo:min-width="1.786cm"/>
    </style:style>
    <style:style style:name="gr4" style:family="graphic" style:parent-style-name="standard">
      <style:graphic-properties draw:fill="solid" draw:fill-color="#00a65d" draw:textarea-horizontal-align="justify" draw:textarea-vertical-align="middle" draw:auto-grow-height="false" fo:min-height="1.782cm" fo:min-width="1.78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4.482cm" fo:min-width="9.7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f413d"/>
      <style:paragraph-properties fo:text-align="center"/>
    </style:style>
    <style:style style:name="P4" style:family="paragraph">
      <loext:graphic-properties draw:fill="solid" draw:fill-color="#00a65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fk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deep div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.794cm" svg:height="2.54cm" svg:x="7.278cm" svg:y="2.678cm"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2.032cm" svg:x="13.674cm" svg:y="3.186cm">
          <text:p text:style-name="P2">lead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032cm" svg:x="17.738cm" svg:y="1.778cm">
          <text:p text:style-name="P2">follow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032cm" svg:x="17.738cm" svg:y="4.572cm">
          <text:p text:style-name="P2">follow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228cm" svg:height="14.732cm" svg:x="13.046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81cm" svg:height="1.673cm" svg:x="13.046cm" svg:y="0.545cm">
          <draw:text-box>
            <text:p>brokers</text:p>
          </draw:text-box>
        </draw:frame>
        <draw:line draw:style-name="gr7" draw:text-style-name="P5" draw:layer="layout" svg:x1="10.526cm" svg:y1="3.656cm" svg:x2="13.32cm" svg:y2="3.656cm">
          <text:p/>
        </draw:line>
        <draw:line draw:style-name="gr7" draw:text-style-name="P5" draw:layer="layout" svg:x1="16.214cm" svg:y1="3.21cm" svg:x2="17.484cm" svg:y2="2.194cm">
          <text:p/>
        </draw:line>
        <draw:line draw:style-name="gr7" draw:text-style-name="P5" draw:layer="layout" svg:x1="16.214cm" svg:y1="5.372cm" svg:x2="17.484cm" svg:y2="6.388cm">
          <text:p/>
        </draw:line>
        <draw:frame draw:style-name="gr8" draw:text-style-name="P7" draw:layer="layout" svg:width="1.653cm" svg:height="0.645cm" svg:x="15.466cm" svg:y="2.141cm">
          <draw:text-box>
            <text:p><text:span text:style-name="T1">2. fetch</text:span></text:p>
          </draw:text-box>
        </draw:frame>
        <draw:frame draw:style-name="gr8" draw:text-style-name="P7" draw:layer="layout" svg:width="1.653cm" svg:height="0.645cm" svg:x="15.56cm" svg:y="5.78cm">
          <draw:text-box>
            <text:p><text:span text:style-name="T1">2. fetch</text:span></text:p>
          </draw:text-box>
        </draw:frame>
        <draw:frame draw:style-name="gr9" draw:text-style-name="P7" draw:layer="layout" svg:width="3.296cm" svg:height="1.827cm" svg:x="16.474cm" svg:y="3.927cm">
          <draw:text-box>
            <text:p><text:span text:style-name="T1">3. acknowledge</text:span></text:p>
          </draw:text-box>
        </draw:frame>
        <draw:line draw:style-name="gr7" draw:text-style-name="P5" draw:layer="layout" svg:x1="17.484cm" svg:y1="3.556cm" svg:x2="16.214cm" svg:y2="4.064cm">
          <text:p/>
        </draw:line>
        <draw:line draw:style-name="gr7" draw:text-style-name="P5" draw:layer="layout" svg:x1="17.484cm" svg:y1="5.08cm" svg:x2="16.214cm" svg:y2="4.572cm">
          <text:p/>
        </draw:line>
        <draw:frame draw:style-name="gr8" draw:text-style-name="P7" draw:layer="layout" svg:width="3.177cm" svg:height="0.645cm" svg:x="10.026cm" svg:y="2.848cm">
          <draw:text-box>
            <text:p><text:span text:style-name="T1">1. send message</text:span></text:p>
          </draw:text-box>
        </draw:frame>
        <draw:frame draw:style-name="gr8" draw:text-style-name="P7" draw:layer="layout" svg:width="1.59cm" svg:height="0.645cm" svg:x="10.626cm" svg:y="4.435cm">
          <draw:text-box>
            <text:p><text:span text:style-name="T1">4. ACK</text:span></text:p>
          </draw:text-box>
        </draw:frame>
        <draw:line draw:style-name="gr7" draw:text-style-name="P5" draw:layer="layout" svg:x1="13.42cm" svg:y1="4.318cm" svg:x2="10.372cm" svg:y2="4.318cm">
          <text:p/>
        </draw:line>
        <draw:frame draw:style-name="gr8" draw:text-style-name="P6" draw:layer="layout" svg:width="3.165cm" svg:height="0.962cm" svg:x="3.208cm" svg:y="3.556cm">
          <draw:text-box>
            <text:p>acks = all</text:p>
          </draw:text-box>
        </draw:frame>
        <draw:custom-shape draw:style-name="gr2" draw:text-style-name="P2" draw:layer="layout" svg:width="2.794cm" svg:height="2.54cm" svg:x="7.278cm" svg:y="7.758cm"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2.032cm" svg:x="13.674cm" svg:y="8.266cm">
          <text:p text:style-name="P2">lead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032cm" svg:x="17.178cm" svg:y="8.282cm">
          <text:p text:style-name="P2">follower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526cm" svg:y1="8.736cm" svg:x2="13.32cm" svg:y2="8.736cm">
          <text:p/>
        </draw:line>
        <draw:frame draw:style-name="gr8" draw:text-style-name="P7" draw:layer="layout" svg:width="3.177cm" svg:height="0.645cm" svg:x="10.026cm" svg:y="7.928cm">
          <draw:text-box>
            <text:p><text:span text:style-name="T1">1. send message</text:span></text:p>
          </draw:text-box>
        </draw:frame>
        <draw:frame draw:style-name="gr8" draw:text-style-name="P7" draw:layer="layout" svg:width="1.59cm" svg:height="0.645cm" svg:x="10.626cm" svg:y="9.515cm">
          <draw:text-box>
            <text:p><text:span text:style-name="T1">2. ACK</text:span></text:p>
          </draw:text-box>
        </draw:frame>
        <draw:line draw:style-name="gr7" draw:text-style-name="P5" draw:layer="layout" svg:x1="13.42cm" svg:y1="9.398cm" svg:x2="10.372cm" svg:y2="9.398cm">
          <text:p/>
        </draw:line>
        <draw:frame draw:style-name="gr8" draw:text-style-name="P6" draw:layer="layout" svg:width="2.885cm" svg:height="0.962cm" svg:x="3.208cm" svg:y="8.636cm">
          <draw:text-box>
            <text:p>acks = 1</text:p>
          </draw:text-box>
        </draw:frame>
        <draw:custom-shape draw:style-name="gr4" draw:text-style-name="P4" draw:layer="layout" svg:width="2.286cm" svg:height="2.032cm" svg:x="20.226cm" svg:y="8.282cm">
          <text:p text:style-name="P2">follow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2.54cm" svg:x="7.278cm" svg:y="11.658cm"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2.032cm" svg:x="13.674cm" svg:y="12.166cm">
          <text:p text:style-name="P2">lead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2.032cm" svg:x="17.178cm" svg:y="12.182cm">
          <text:p text:style-name="P2">follower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526cm" svg:y1="13.136cm" svg:x2="13.32cm" svg:y2="13.136cm">
          <text:p/>
        </draw:line>
        <draw:frame draw:style-name="gr8" draw:text-style-name="P7" draw:layer="layout" svg:width="3.177cm" svg:height="0.645cm" svg:x="10.026cm" svg:y="12.328cm">
          <draw:text-box>
            <text:p><text:span text:style-name="T1">1. send message</text:span></text:p>
          </draw:text-box>
        </draw:frame>
        <draw:custom-shape draw:style-name="gr4" draw:text-style-name="P4" draw:layer="layout" svg:width="2.286cm" svg:height="2.032cm" svg:x="20.226cm" svg:y="12.182cm">
          <text:p text:style-name="P2">follower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885cm" svg:height="0.962cm" svg:x="3.208cm" svg:y="12.446cm">
          <draw:text-box>
            <text:p>acks = 0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3465a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7-28T13:43:15.429632800</meta:creation-date>
    <dc:date>2025-07-28T15:24:35.320826917</dc:date>
    <meta:editing-duration>PT1H20M17S</meta:editing-duration>
    <meta:editing-cycles>1</meta:editing-cycles>
    <meta:document-statistic meta:object-count="61"/>
    <meta:generator>LibreOffice/6.0.7.3$Linux_X86_64 LibreOffice_project/00m0$Build-3</meta:generator>
  </office:meta>
</office:document-meta>
</file>